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Microsoft Word:</text:span> Create and edit documents, format text, add images and tables, and collaborate with others. Google Docs and LibreOffice Writer are similar programs with comparable features.</text:p>
      <text:p text:style-name="P1"><text:span text:style-name="Strong_20_Emphasis">Microsoft PowerPoint:</text:span> Design presentations with slides, add text, images, and multimedia, and deliver engaging talks. Google Slides and LibreOffice Impress are alternatives for creating presentations.</text:p>
      <text:p text:style-name="P1"><text:span text:style-name="Strong_20_Emphasis">Microsoft Paint:</text:span> Edit images, draw simple shapes, and add text to pictures. Google Drawings and LibreOffice Draw offer similar image editing and drawing capabilities.</text:p>
      <text:p text:style-name="P1"><text:span text:style-name="Strong_20_Emphasis">Microsoft Excel:</text:span> Organize data in spreadsheets, perform calculations, create charts and graphs, and analyze information. Google Sheets and LibreOffice Calc are spreadsheet programs with similar functionaliti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17T19:12:22.875000000</dc:date>
    <meta:editing-duration>PT14M30S</meta:editing-duration>
    <meta:editing-cycles>6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4" meta:word-count="102" meta:character-count="765" meta:non-whitespace-character-count="667"/>
  </office:meta>
</office:document-meta>
</file>